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B4226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subtitle">
      <style:graphic-properties draw:fill-color="#ffffff" fo:min-height="16.256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fo:min-height="12.18cm"/>
    </style:style>
    <style:style style:name="pr5" style:family="presentation" style:parent-style-name="lyt-roundedrect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16.726cm" svg:x="1cm" svg:y="0.60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>Algoritmo Minimax Aplicado ao Jogo de Dama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3">Guilherme Lamartine de Mel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umário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Jogo de Damas</text:p>
              </text:list-item>
              <text:list-item>
                <text:p>Minimax</text:p>
              </text:list-item>
              <text:list-item>
                <text:p>Podas Alfa-Beta</text:p>
              </text:list-item>
              <text:list-item>
                <text:p>Desenvolvim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Introdução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teligência Artificial (IA):</text:p>
                <text:p>“É o estudo de como fazer os computadores realizarem coisas que, no momento, as pessoas fazem melhor.” [Rich, 1993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 presentation:user-transformed="true">
          <draw:text-box>
            <text:p>Introdução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Como sabemos que nosso programa é inteligente?</text:p>
                <text:list>
                  <text:list-item>
                    <text:p>Teste de Turing;</text:p>
                  </text:list-item>
                  <text:list-item>
                    <text:p>Função de avaliação.</text:p>
                  </text:list-item>
                </text:list>
              </text:list-item>
              <text:list-item>
                <text:p>Aplicação em Jogos:</text:p>
                <text:list>
                  <text:list-item>
                    <text:p>Regras bem definidas;</text:p>
                  </text:list-item>
                  <text:list-item>
                    <text:p>Interação entre jogadores;</text:p>
                  </text:list-item>
                  <text:list-item>
                    <text:p>Medição de suces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Jogos de Damas</text:p>
          </draw:text-box>
        </draw:frame>
        <draw:frame presentation:style-name="pr4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Estudo dentro da IA em 1963:</text:p>
                <text:list>
                  <text:list-item>
                    <text:p>Arthur Samuel;</text:p>
                  </text:list-item>
                </text:list>
              </text:list-item>
              <text:list-item>
                <text:p>Função de Avaliação:</text:p>
                <text:list>
                  <text:list-item>
                    <text:p>Capacidade de Avanço;</text:p>
                  </text:list-item>
                  <text:list-item>
                    <text:p>Controle de centro;</text:p>
                  </text:list-item>
                  <text:list-item>
                    <text:p>Ameaça de encruzilhada;</text:p>
                  </text:list-item>
                  <text:list-item>
                    <text:p>Mobilid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Jogo de Damas (Regras)</text:p>
          </draw:text-box>
        </draw:frame>
        <draw:frame presentation:style-name="pr4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Objetivo: Captura ou imobilidade das peças adversárias;</text:p>
              </text:list-item>
              <text:list-item>
                <text:p>Tabuleiro 8x8;</text:p>
                <text:list>
                  <text:list-item>
                    <text:p>Diagonal Secundária: casas escuras</text:p>
                  </text:list-item>
                </text:list>
              </text:list-item>
              <text:list-item>
                <text:p>2 Jogadores;</text:p>
              </text:list-item>
              <text:list-item>
                <text:p>12 pedras brancas e 12 pedras escuras;</text:p>
              </text:list-item>
              <text:list-item>
                <text:p>Início: Pedras branca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Jogo de Damas (Regras)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Movimento da Pedra:</text:p>
                <text:list>
                  <text:list-item>
                    <text:p>Apenas para a frente;</text:p>
                  </text:list-item>
                  <text:list-item>
                    <text:p>Uma casa;</text:p>
                  </text:list-item>
                  <text:list-item>
                    <text:p>Diagonais;</text:p>
                  </text:list-item>
                  <text:list-item>
                    <text:p>Ao atingir a última linha é promovida à dam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Jogo de Damas (Regras)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Movimento da Dama:</text:p>
                <text:list>
                  <text:list-item>
                    <text:p>Para a frente e para trás;</text:p>
                  </text:list-item>
                  <text:list-item>
                    <text:p>Diagonais;</text:p>
                  </text:list-item>
                  <text:list-item>
                    <text:p>Quantas casas quiser, sem salto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Jogo de Damas (Regras)</text:p>
          </draw:text-box>
        </draw:frame>
        <draw:frame presentation:style-name="pr4" draw:layer="layout" svg:width="22.6cm" svg:height="13.276cm" svg:x="1.4cm" svg:y="4.914cm" presentation:class="outline" presentation:user-transformed="true">
          <draw:text-box>
            <text:list text:style-name="L2">
              <text:list-item>
                <text:p>Captura:</text:p>
                <text:list>
                  <text:list-item>
                    <text:p>É obrigatória;</text:p>
                  </text:list-item>
                  <text:list-item>
                    <text:p>O movimento de maior captura deve ser executado;</text:p>
                  </text:list-item>
                  <text:list-item>
                    <text:p>Pedra e Dama capturam para a frente e para trás;</text:p>
                  </text:list-item>
                  <text:list-item>
                    <text:p>Duas pedras juntas não podem ser capturadas;</text:p>
                  </text:list-item>
                  <text:list-item>
                    <text:p>As peças capturadas só podem ser removidas após a conclusão da jogada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Jogo de Damas (Regras)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Dama:</text:p>
                <text:list>
                  <text:list-item>
                    <text:p>Não é obrigatório parar na casa logo após à peça captur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Jogo de Damas (Regras)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Empates:</text:p>
                <text:list>
                  <text:list-item>
                    <text:p>Após 20 lances de cada jogador sem captura;</text:p>
                  </text:list-item>
                  <text:list-item>
                    <text:p>Após 5 lances de cada jogador:</text:p>
                    <text:list>
                      <text:list-item>
                        <text:p>2 Damas X 2 Damas</text:p>
                      </text:list-item>
                      <text:list-item>
                        <text:p>2 Damas X 1 Dama</text:p>
                      </text:list-item>
                      <text:list-item>
                        <text:p>2 Damas X 1 Dama e 1 Pedra</text:p>
                      </text:list-item>
                      <text:list-item>
                        <text:p>1 Dama X 1 Dama</text:p>
                      </text:list-item>
                      <text:list-item>
                        <text:p>1 Dama X 1 Dama e 1 Ped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 presentation:user-transformed="true">
          <draw:text-box>
            <text:p>Minimax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Utilizado em ambientes de competição onde há confronto de conhecimento completo;</text:p>
              </text:list-item>
              <text:list-item>
                <text:p>Busca exaustiva em uma árvore com as jogadas possíveis;</text:p>
              </text:list-item>
              <text:list-item>
                <text:p>Escolhe a melhor após aplicar a função de avali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Minimax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Procedimento de alto custo computacional;</text:p>
              </text:list-item>
              <text:list-item>
                <text:p>Busca limitada;</text:p>
              </text:list-item>
              <text:list-item>
                <text:p>Busca alternada entre jogadores (MAX e MIN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Cortes Alfa-Beta</text:p>
          </draw:text-box>
        </draw:frame>
        <draw:frame presentation:style-name="pr4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Faz a poda de uma ramificação assim que a jogada é classificada como ruim;</text:p>
              </text:list-item>
              <text:list-item>
                <text:p>Reduz o custo computacional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Desenvolvimento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Linguagem de Programação:</text:p>
                <text:list>
                  <text:list-item>
                    <text:p>Python;</text:p>
                  </text:list-item>
                  <text:list-item>
                    <text:p>Pygame (biblioteca SDL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1T32">
        <office:forms form:automatic-focus="false" form:apply-design-mode="false"/>
        <draw:frame presentation:style-name="pr1" draw:layer="layout" svg:width="23cm" svg:height="16.585cm" svg:x="1cm" svg:y="1.79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4">Obrigado!</text:span></text:p>
            <text:p/>
            <text:p/>
            <text:p/>
            <text:p/>
            <text:p/>
            <text:p/>
            <text:p text:style-name="P2"><text:span text:style-name="T5">Guilherme L. Mello <text:s/></text:span></text:p>
            <text:p text:style-name="P2"><text:span text:style-name="T5">guilhermelmello@yahoo.com.br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0:34:02</meta:creation-date>
    <dc:date>2013-05-24T15:55:40</dc:date>
    <meta:editing-duration>PT4H54M22S</meta:editing-duration>
    <meta:editing-cycles>26</meta:editing-cycles>
    <meta:generator>LibreOffice/3.5$Linux_X86_64 LibreOffice_project/350m1$Build-2</meta:generator>
    <meta:document-statistic meta:object-count="94"/>
  </office:meta>
</office:document-meta>
</file>